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3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0" style:family="table-cell" style:parent-style-name="_19968__33324__32_2" style:data-style-name="N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1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08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2" table:style-name="ce13">
            <text:p>學校產學合作單位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年度</text:p>
          </table:table-cell>
          <table:table-cell office:value-type="string" table:style-name="ce4">
            <text:p>產學合作計畫_企業部門</text:p>
          </table:table-cell>
          <table:table-cell office:value-type="string" table:style-name="ce4">
            <text:p>委訓計畫_企業部門</text:p>
          </table:table-cell>
          <table:table-cell office:value-type="string" table:style-name="ce4">
            <text:p>產學合作計畫_其他單位</text:p>
          </table:table-cell>
          <table:table-cell office:value-type="string" table:style-name="ce4">
            <text:p>委訓計畫_其他單位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268" table:style-name="ce3">
            <text:p>268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155" table:style-name="ce6">
            <text:p>155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float" office:value="123" table:style-name="ce8">
            <text:p>123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float" office:value="117" table:style-name="ce10">
            <text:p>117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10">
            <text:p>17</text:p>
          </table:table-cell>
          <table:table-cell office:value-type="float" office:value="0" table:style-name="ce10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1">
            <text:p>99</text:p>
          </table:table-cell>
          <table:table-cell office:value-type="float" office:value="110" table:style-name="ce12">
            <text:p>110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83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10T01:52:33Z</meta:creation-date>
    <dc:date>2016-08-24T13:32:21Z</dc:date>
    <meta:print-date>2016-08-24T13:32:10Z</meta:print-date>
  </office:meta>
</office:document-meta>
</file>